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RRIAGE-SOME GENERAL INSTRUCTIONS (7:1-2, 7-9, 17-24, 29-3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RRIAGE-SOME GENERAL INSTRUCTIONS (7:1-2, 7-9, 17-24, 29-3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gument (7:1-2, 7-9, 32-3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gument (7:1-2, 7-9, 32-35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advantages of marriage (7:2, 7, 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advantages of marriage (7:2, 7, 9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helps prevent immoral actions and attitudes (7:2, 9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is God's will for many people to marry (7: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rgument (7:1-2, 7-9, 32-35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advantages of marriage (7:2, 7, 9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advantages of remaining single (7:1, 8, 32-35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MARRIAGE-SOME GENERAL INSTRUCTIONS (7:1-2, 7-9, 17-24, 29-3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7:1-2, 7-9, 32-3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nswer (7:17-24, 29-3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nswer (7:17-24, 29-31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God's will must govern any decisions concerning marriage (7:17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leasing God is the supreme objective (7:18-19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e are not our own but have been bought and paid for by Christ (7:20-2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Even if married, Christ must occupy first place in our life (7:29-3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MARRIAGE-SOME GENERAL INSTRUCTIONS (7:1-2, 7-9, 17-24, 29-3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argument (7:1-2, 7-9, 32-3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nswer (7:17-24, 29-3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1 Corinthians 7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MARRIAGE-SOME GENERAL INSTRUCTIONS (7:1-2, 7-9, 17-24, 29-3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MARRIAGE-SOME SPECIFIC INDIVIDUALS: (7:3-6, 10-16, 25-28, 36-40): Paul now addresses four groups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MARRIAGE-SOME SPECIFIC INDIVIDUALS: (7:3-6, 10-16, 25-28, 36-40): Paul now addresses four groups.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Saved couples (7:3-6, 10-11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ved couples (7:3-6, 10-11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Both are to submit their bodies to each other (7:3-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Both must agree if physical intimacy is set aside for a while to facilitate prayer and fasting (7:5-6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Both must strive to stay together and not divorce (7:10-11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MARRIAGE-SOME SPECIFIC INDIVIDUALS: (7:3-6, 10-16, 25-28, 36-40): Paul now addresses four groups.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Saved couples (7:3-6, 10-11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piritually mixed couples (7:12-1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piritually mixed couples (7:12-16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aved spouse should continue living with the unsaved spouse if possible (7:12-1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s action may result in the salvation of the unsaved spouse (7:14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aved spouse should allow the unsaved spouse to depart if he or she insists on it (7:1516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MARRIAGE-SOME SPECIFIC INDIVIDUALS: (7:3-6, 10-16, 25-28, 36-40): Paul now addresses four groups.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Saved couples (7:3-6, 10-1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piritually mixed couples (7:12-16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Virgins (7:25-28, 36-3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A widow (7:39-4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1 Corinthians 7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MARRIAGE-SOME GENERAL INSTRUCTIONS (7:1-2, 7-9, 17-24, 29-3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ARRIAGE-SOME SPECIFIC INDIVIDUALS: (7:3-6, 10-16, 25-28, 36-40): Paul now addresses four groups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7</dc:title>
    <meta:initial-creator>David STRICKLAND</meta:initial-creator>
    <dc:creator>David STRICKLAND</dc:creator>
    <meta:creation-date>2020-02-24T11:15:06Z</meta:creation-date>
    <dc:date>2020-02-24T11:15:07Z</dc:date>
    <meta:template xlink:href="BibleStudy" xlink:type="simple"/>
    <meta:editing-cycles>1</meta:editing-cycles>
    <meta:editing-duration>PT0S</meta:editing-duration>
    <meta:document-statistic meta:paragraph-count="47" meta:word-count="546"/>
  </office:meta>
</office:document-meta>
</file>